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999999" draw:textarea-horizontal-align="justify" draw:textarea-vertical-align="middle" draw:auto-grow-height="false" fo:min-height="8.25cm" fo:min-width="12.5cm"/>
    </style:style>
    <style:style style:name="gr2" style:family="graphic" style:parent-style-name="standard">
      <style:graphic-properties svg:stroke-color="#000000" draw:fill-color="#ffffd7" draw:textarea-horizontal-align="justify" draw:textarea-vertical-align="middle" draw:auto-grow-height="false" fo:min-height="8.25cm" fo:min-width="12.5cm"/>
    </style:style>
    <style:style style:name="gr3" style:family="graphic" style:parent-style-name="standard">
      <style:graphic-properties draw:stroke="dash" draw:stroke-dash="Long_20_Dash" svg:stroke-color="#000000" draw:fill="none" draw:fill-color="#f6f9d4" draw:textarea-horizontal-align="justify" draw:textarea-vertical-align="middle" draw:auto-grow-height="false" fo:min-height="4.25cm" fo:min-width="4cm"/>
    </style:style>
    <style:style style:name="gr4" style:family="graphic" style:parent-style-name="standard">
      <style:graphic-properties svg:stroke-color="#000000" draw:fill-color="#666666" draw:textarea-horizontal-align="justify" draw:textarea-vertical-align="middle" draw:auto-grow-height="false" fo:min-height="1.25cm" fo:min-width="3.5cm"/>
      <style:paragraph-properties style:writing-mode="lr-tb"/>
    </style:style>
    <style:style style:name="gr5" style:family="graphic" style:parent-style-name="standard">
      <style:graphic-properties svg:stroke-color="#000000" draw:fill-color="#999999" draw:textarea-horizontal-align="justify" draw:textarea-vertical-align="middle" draw:auto-grow-height="false" fo:min-height="1.75cm" fo:min-width="1.5cm"/>
    </style:style>
    <style:style style:name="gr6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4.25cm" fo:min-width="4cm"/>
    </style:style>
    <style:style style:name="gr7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4.25cm" fo:min-width="4cm"/>
      <style:paragraph-properties style:writing-mode="lr-tb"/>
    </style:style>
    <style:style style:name="gr8" style:family="graphic" style:parent-style-name="standard">
      <style:graphic-properties draw:stroke="none" draw:fill="none" fo:min-height="0.75cm"/>
      <style:paragraph-properties style:writing-mode="lr-tb"/>
    </style:style>
    <style:style style:name="gr9" style:family="graphic" style:parent-style-name="standard">
      <style:graphic-properties draw:stroke="none" draw:fill="none" fo:min-height="0.949cm"/>
      <style:paragraph-properties style:writing-mode="lr-tb"/>
    </style:style>
    <style:style style:name="gr10" style:family="graphic" style:parent-style-name="Arrow_20_Line" style:list-style-name="L1">
      <style:graphic-properties draw:textarea-vertical-align="middle" draw:line-distance="-0.2cm"/>
      <style:paragraph-properties style:writing-mode="lr-tb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-color="#ffffd7"/>
      <style:paragraph-properties fo:text-align="center"/>
    </style:style>
    <style:style style:name="P3" style:family="paragraph">
      <loext:graphic-properties draw:fill="none" draw:fill-color="#f6f9d4"/>
      <style:paragraph-properties fo:text-align="center"/>
    </style:style>
    <style:style style:name="P4" style:family="paragraph">
      <style:paragraph-properties fo:text-align="center" style:writing-mode="lr-tb"/>
      <style:text-properties fo:font-size="12pt"/>
    </style:style>
    <style:style style:name="P5" style:family="paragraph">
      <loext:graphic-properties draw:fill-color="#666666"/>
      <style:paragraph-properties fo:text-align="center" style:writing-mode="lr-tb"/>
      <style:text-properties fo:font-size="12pt"/>
    </style:style>
    <style:style style:name="P6" style:family="paragraph">
      <loext:graphic-properties draw:fill="solid" draw:fill-color="#80808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808080"/>
      <style:paragraph-properties fo:text-align="center"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start"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4.499cm" svg:height="9.499cm" svg:x="2cm" svg:y="2cm" svg:viewBox="0 0 14500 9500" svg:d="M5896 6301c167-289 255-617 255-950 0-334-88-662-255-951-166-289-406-529-695-695-289-167-617-255-951-255-333 0-661 88-950 255-289 166-529 406-695 695-167 289-255 617-255 951 0 333 88 661 255 950 166 289 406 529 695 695 289 167 617 255 951 255 333 0 661-88 950-255 289-166 529-406 695-695zM11897 6302c167-289 255-616 255-950 0-333-88-662-255-951s-406-528-695-695-617-255-951-255c-333 0-661 88-950 255s-529 406-695 695c-167 289-255 618-255 951 0 334 88 661 255 950 166 289 406 528 695 695s617 255 951 255c333 0 661-88 950-255s528-406 695-695zM0 9500v-9500h14500v9500z">
          <text:p/>
        </draw:path>
        <draw:path draw:style-name="gr2" draw:text-style-name="P2" draw:layer="layout" svg:width="13.499cm" svg:height="7.499cm" svg:x="2.5cm" svg:y="3.5cm" svg:viewBox="0 0 13500 7500" svg:d="M5396 4801c167-289 255-617 255-950 0-334-88-662-255-951-166-289-406-529-695-695-289-167-617-255-951-255-333 0-661 88-950 255-289 166-529 406-695 695-167 289-255 617-255 951 0 333 88 661 255 950 166 289 406 529 695 695 289 167 617 255 951 255 333 0 661-88 950-255 289-166 529-406 695-695zM11397 4802c167-289 255-616 255-950 0-333-88-662-255-951s-406-528-695-695-617-255-951-255c-333 0-661 88-950 255s-529 406-695 695c-167 289-255 618-255 951 0 334 88 661 255 950 166 289 406 528 695 695s617 255 951 255c333 0 661-88 950-255s528-406 695-695zM0 7500v-7500h13500v7500z">
          <text:p/>
        </draw:path>
        <draw:path draw:style-name="gr2" draw:text-style-name="P2" draw:layer="layout" svg:width="14.499cm" svg:height="9.499cm" svg:x="2cm" svg:y="12cm" svg:viewBox="0 0 14500 9500" svg:d="M5896 6301c167-289 255-617 255-950 0-334-88-662-255-951-166-289-406-529-695-695-289-167-617-255-951-255-333 0-661 88-950 255-289 166-529 406-695 695-167 289-255 617-255 951 0 333 88 661 255 950 166 289 406 529 695 695 289 167 617 255 951 255 333 0 661-88 950-255 289-166 529-406 695-695zM11897 6302c167-289 255-616 255-950 0-333-88-662-255-951s-406-528-695-695-617-255-951-255c-333 0-661 88-950 255s-529 406-695 695c-167 289-255 618-255 951 0 334 88 661 255 950 166 289 406 528 695 695s617 255 951 255c333 0 661-88 950-255s528-406 695-695zM0 9500v-9500h14500v9500z">
          <text:p/>
        </draw:path>
        <draw:custom-shape draw:style-name="gr3" draw:text-style-name="P3" draw:layer="layout" svg:width="4.5cm" svg:height="4.5cm" svg:x="10cm" svg:y="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5cm" svg:height="4.5cm" svg:x="4cm" svg:y="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cm" svg:height="1.5cm" svg:x="4.25cm" svg:y="13.5cm">
          <text:p text:style-name="P4"><text:span text:style-name="T1">5mm pohjas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1.5cm" svg:x="10.25cm" svg:y="13.5cm">
          <text:p text:style-name="P4"><text:span text:style-name="T1">5mm pohjas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5" draw:text-style-name="P1" draw:layer="layout" svg:width="1.5cm" svg:height="1.499cm" svg:x="2.499cm" svg:y="14cm" svg:viewBox="0 0 1501 1500" svg:d="M0 1000v-1000h1500v978c1 7 1 15 1 22 0 88-35 174-101 250-65 76-160 139-274 183s-244 67-375 67c-132 0-262-23-376-67s-209-107-274-183c-66-76-101-162-101-250z">
          <text:p/>
        </draw:path>
        <draw:path draw:style-name="gr5" draw:text-style-name="P1" draw:layer="layout" svg:width="1.5cm" svg:height="1.499cm" svg:x="14.5cm" svg:y="14cm" svg:viewBox="0 0 1501 1500" svg:d="M0 1000v-1000h1500v978c1 7 1 15 1 22 0 88-35 174-101 250-65 76-160 139-274 183s-244 67-375 67c-132 0-262-23-376-67s-209-107-274-183c-66-76-101-162-101-250z">
          <text:p/>
        </draw:path>
        <draw:path draw:style-name="gr5" draw:text-style-name="P1" draw:layer="layout" svg:width="1.5cm" svg:height="2.499cm" svg:x="8.499cm" svg:y="14cm" svg:viewBox="0 0 1501 2500" svg:d="M0 1666v-1666h1500v1630c1 12 1 24 1 37 0 146-35 290-101 416-65 127-160 232-274 305-114 74-244 112-375 112-132 0-262-38-376-112-114-73-209-178-274-305-66-126-101-270-101-416 0-1 0-1 0-1z">
          <text:p/>
        </draw:path>
        <draw:path draw:style-name="gr6" draw:text-style-name="P6" draw:layer="layout" svg:width="4.499cm" svg:height="4.499cm" svg:x="4cm" svg:y="5.1cm" svg:viewBox="0 0 4500 4500" svg:d="M0 4500v-4500h4500v4500zM3897 3202c167-289 255-616 255-950 0-333-88-662-255-951s-406-528-695-695-617-255-951-255c-333 0-661 88-950 255s-529 406-695 695c-167 289-255 618-255 951 0 334 88 661 255 950 166 289 406 528 695 695s617 255 951 255c333 0 661-88 950-255s528-406 695-695z">
          <text:p/>
        </draw:path>
        <draw:path draw:style-name="gr7" draw:text-style-name="P8" draw:layer="layout" svg:width="4.499cm" svg:height="4.499cm" svg:x="10cm" svg:y="5.1cm" svg:viewBox="0 0 4500 4500" svg:d="M0 4500v-4500h4500v4500zM3897 3202c167-289 255-616 255-950 0-333-88-662-255-951s-406-528-695-695-617-255-951-255c-333 0-661 88-950 255s-529 406-695 695c-167 289-255 618-255 951 0 334 88 661 255 950 166 289 406 528 695 695s617 255 951 255c333 0 661-88 950-255s528-406 695-695z">
          <text:p text:style-name="P7">Reikä ei</text:p>
          <text:p text:style-name="P7">keskellä</text:p>
        </draw:path>
        <draw:frame draw:style-name="gr8" draw:text-style-name="P9" draw:layer="layout" svg:width="7.5cm" svg:height="1cm" svg:x="5.5cm" svg:y="2.5cm">
          <draw:text-box>
            <text:p text:style-name="P7"><text:span text:style-name="T1">6mm syvä ura</text:span></text:p>
          </draw:text-box>
        </draw:frame>
        <draw:frame draw:style-name="gr9" draw:text-style-name="P11" draw:layer="layout" svg:width="3cm" svg:height="1.199cm" svg:x="9.8cm" svg:y="5cm">
          <draw:text-box>
            <text:p text:style-name="P10"><text:span text:style-name="T1">12mm</text:span></text:p>
            <text:p text:style-name="P10"><text:span text:style-name="T1">syvä</text:span></text:p>
          </draw:text-box>
        </draw:frame>
        <draw:measure draw:style-name="gr10" draw:text-style-name="P13" draw:layer="measurelines" svg:x1="9.8cm" svg:y1="14.001cm" svg:x2="9.8cm" svg:y2="15.001cm">
          <text:p text:style-name="P12"><text:span text:style-name="T2"><text:measure text:kind="gap"/></text:span><text:span text:style-name="T2"><text:measure text:kind="value">1</text:measure></text:span><text:span text:style-name="T2"><text:s/></text:span><text:span text:style-name="T2"><text:measure text:kind="unit">cm</text:measure></text:span><text:span text:style-name="T2"><text:measure text:kind="gap"/></text:span></text:p>
        </draw:measur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18:57:23.357078054</meta:creation-date>
    <meta:editing-duration>PT4H51S</meta:editing-duration>
    <meta:editing-cycles>28</meta:editing-cycles>
    <meta:generator>LibreOffice/7.4.7.2$Linux_X86_64 LibreOffice_project/40$Build-2</meta:generator>
    <dc:date>2024-01-14T01:02:32.977380532</dc:date>
    <meta:document-statistic meta:object-count="15"/>
  </office:meta>
</office:document-meta>
</file>